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4516in"/>
    </style:style>
    <style:style style:name="co219" style:family="table-column">
      <style:table-column-properties fo:break-before="auto" style:column-width="1.472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91">
            <text:p>91</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0"/>
        <table:table-column table:style-name="co214" table:default-cell-style-name="ce250"/>
        <table:table-column table:style-name="co215" table:default-cell-style-name="ce250"/>
        <table:table-column table:style-name="co28" table:default-cell-style-name="ce250"/>
        <table:table-column table:style-name="co216" table:default-cell-style-name="ce250"/>
        <table:table-column table:style-name="co28" table:default-cell-style-name="ce250"/>
        <table:table-column table:style-name="co217" table:default-cell-style-name="ce250"/>
        <table:table-column table:style-name="co28" table:number-columns-repeated="5" table:default-cell-style-name="ce250"/>
        <table:table-column table:style-name="co218" table:default-cell-style-name="ce250"/>
        <table:table-column table:style-name="co219" table:default-cell-style-name="ce250"/>
        <table:table-column table:style-name="co125" table:default-cell-style-name="ce250"/>
        <table:table-column table:style-name="co28" table:number-columns-repeated="1008" table:default-cell-style-name="ce250"/>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ly 27, 2012</text:p>
            <text:p>REVISION: 4272</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24">
          <table:table-cell table:style-name="ce212"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08_GuidePanelDefinesPlanEnvironment</text:p>
          </table:table-cell>
          <table:table-cell office:value-type="string">
            <text:p>L1</text:p>
          </table:table-cell>
          <table:table-cell table:style-name="ce31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2">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25">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2">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 table:number-rows-repeated="65443">
          <table:table-cell table:number-columns-repeated="1023"/>
        </table:table-row>
        <table:table-row table:style-name="ro1">
          <table:table-cell table:number-columns-repeated="1023"/>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07/27/2012</text:date>, <text:time>12:06: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7T12:06:58.68</dc:date>
    <meta:editing-cycles>5092</meta:editing-cycles>
    <meta:editing-duration>PT469H44M36S</meta:editing-duration>
    <meta:document-statistic meta:table-count="21" meta:cell-count="10656" meta:object-count="0"/>
  </office:meta>
</office:document-meta>
</file>